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6b3"/>
    </style:style>
    <style:style style:name="P2" style:family="paragraph" style:parent-style-name="Standard">
      <style:text-properties officeooo:rsid="001731c6" officeooo:paragraph-rsid="001731c6"/>
    </style:style>
    <style:style style:name="P3" style:family="paragraph" style:parent-style-name="Standard">
      <style:text-properties officeooo:rsid="0017b079" officeooo:paragraph-rsid="0017b079"/>
    </style:style>
    <style:style style:name="P4" style:family="paragraph" style:parent-style-name="Standard">
      <style:text-properties officeooo:rsid="00198749" officeooo:paragraph-rsid="00198749"/>
    </style:style>
    <style:style style:name="P5" style:family="paragraph" style:parent-style-name="Standard">
      <style:text-properties officeooo:rsid="001ac44f" officeooo:paragraph-rsid="001ac44f"/>
    </style:style>
    <style:style style:name="P6" style:family="paragraph" style:parent-style-name="Standard">
      <style:text-properties officeooo:paragraph-rsid="001ac44f"/>
    </style:style>
    <style:style style:name="P7" style:family="paragraph" style:parent-style-name="Standard">
      <style:text-properties officeooo:rsid="0022109f" officeooo:paragraph-rsid="0022109f"/>
    </style:style>
    <style:style style:name="P8" style:family="paragraph" style:parent-style-name="Standard">
      <style:text-properties officeooo:rsid="00245f18" officeooo:paragraph-rsid="00245f18"/>
    </style:style>
    <style:style style:name="P9" style:family="paragraph" style:parent-style-name="Standard">
      <style:text-properties officeooo:paragraph-rsid="00245f18"/>
    </style:style>
    <style:style style:name="P10" style:family="paragraph" style:parent-style-name="Standard">
      <style:text-properties officeooo:rsid="00257ce9" officeooo:paragraph-rsid="00257ce9"/>
    </style:style>
    <style:style style:name="P11" style:family="paragraph" style:parent-style-name="Standard">
      <style:text-properties officeooo:rsid="00257ce9" officeooo:paragraph-rsid="00279650"/>
    </style:style>
    <style:style style:name="P12" style:family="paragraph" style:parent-style-name="Standard">
      <style:text-properties officeooo:paragraph-rsid="00279650"/>
    </style:style>
    <style:style style:name="P13" style:family="paragraph" style:parent-style-name="Standard">
      <style:text-properties officeooo:rsid="0028e922" officeooo:paragraph-rsid="0028e922"/>
    </style:style>
    <style:style style:name="P14" style:family="paragraph" style:parent-style-name="Standard">
      <style:text-properties officeooo:rsid="00245f18" officeooo:paragraph-rsid="00245f18"/>
    </style:style>
    <style:style style:name="P15" style:family="paragraph" style:parent-style-name="Standard">
      <style:text-properties officeooo:rsid="00257ce9" officeooo:paragraph-rsid="00279650"/>
    </style:style>
    <style:style style:name="P16" style:family="paragraph" style:parent-style-name="Standard">
      <style:text-properties officeooo:paragraph-rsid="00279650"/>
    </style:style>
    <style:style style:name="P17" style:family="paragraph" style:parent-style-name="Standard">
      <style:text-properties officeooo:rsid="002fb5f6" officeooo:paragraph-rsid="002fb5f6"/>
    </style:style>
    <style:style style:name="T1" style:family="text">
      <style:text-properties officeooo:rsid="000e36b3"/>
    </style:style>
    <style:style style:name="T2" style:family="text">
      <style:text-properties officeooo:rsid="001130d2"/>
    </style:style>
    <style:style style:name="T3" style:family="text">
      <style:text-properties officeooo:rsid="00128da9"/>
    </style:style>
    <style:style style:name="T4" style:family="text">
      <style:text-properties officeooo:rsid="0013828e"/>
    </style:style>
    <style:style style:name="T5" style:family="text">
      <style:text-properties officeooo:rsid="00141d73"/>
    </style:style>
    <style:style style:name="T6" style:family="text">
      <style:text-properties officeooo:rsid="0015221d"/>
    </style:style>
    <style:style style:name="T7" style:family="text">
      <style:text-properties officeooo:rsid="00164b98"/>
    </style:style>
    <style:style style:name="T8" style:family="text">
      <style:text-properties officeooo:rsid="001731c6"/>
    </style:style>
    <style:style style:name="T9" style:family="text">
      <style:text-properties officeooo:rsid="0017b079"/>
    </style:style>
    <style:style style:name="T10" style:family="text">
      <style:text-properties officeooo:rsid="00184f67"/>
    </style:style>
    <style:style style:name="T11" style:family="text">
      <style:text-properties officeooo:rsid="001ac44f"/>
    </style:style>
    <style:style style:name="T12" style:family="text">
      <style:text-properties officeooo:rsid="001c82bc"/>
    </style:style>
    <style:style style:name="T13" style:family="text">
      <style:text-properties officeooo:rsid="001e5a34"/>
    </style:style>
    <style:style style:name="T14" style:family="text">
      <style:text-properties officeooo:rsid="002050b4"/>
    </style:style>
    <style:style style:name="T15" style:family="text">
      <style:text-properties officeooo:rsid="00207078"/>
    </style:style>
    <style:style style:name="T16" style:family="text">
      <style:text-properties officeooo:rsid="0022109f"/>
    </style:style>
    <style:style style:name="T17" style:family="text">
      <style:text-properties officeooo:rsid="00245f18"/>
    </style:style>
    <style:style style:name="T18" style:family="text">
      <style:text-properties officeooo:rsid="00257ce9"/>
    </style:style>
    <style:style style:name="T19" style:family="text">
      <style:text-properties officeooo:rsid="00275f8c"/>
    </style:style>
    <style:style style:name="T20" style:family="text">
      <style:text-properties officeooo:rsid="00279650"/>
    </style:style>
    <style:style style:name="T21" style:family="text">
      <style:text-properties officeooo:rsid="0028e922"/>
    </style:style>
    <style:style style:name="T22" style:family="text">
      <style:text-properties officeooo:rsid="0029633e"/>
    </style:style>
    <style:style style:name="T23" style:family="text">
      <style:text-properties style:text-position="super 58%" officeooo:rsid="0029633e"/>
    </style:style>
    <style:style style:name="T24" style:family="text">
      <style:text-properties officeooo:rsid="002cbfed"/>
    </style:style>
    <style:style style:name="T25" style:family="text">
      <style:text-properties officeooo:rsid="002de3b8"/>
    </style:style>
    <style:style style:name="T26" style:family="text">
      <style:text-properties officeooo:rsid="002f621e"/>
    </style:style>
    <style:style style:name="T27" style:family="text">
      <style:text-properties officeooo:rsid="002f7eda"/>
    </style:style>
    <style:style style:name="T28" style:family="text">
      <style:text-properties officeooo:rsid="002fb5f6"/>
    </style:style>
    <style:style style:name="T29" style:family="text">
      <style:text-properties officeooo:rsid="00306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GO:</text:span></text:p>
      <text:p text:style-name="Standard">- <text:span text:style-name="T1">Download source .tar.gz file</text:span></text:p>
      <text:p text:style-name="P1">- sudo tar -C /usr/local -xzf go1.23.2.linux-amd64.tar.gz <text:span text:style-name="T1">(Before this remove if prev GO version already installed)</text:span></text:p>
      <text:p text:style-name="P1">- <text:s/>export PATH=$PATH:/usr/local/go/bin</text:p>
      <text:p text:style-name="P1">- source $HOME/.profile</text:p>
      <text:p text:style-name="P1">- “go version”</text:p>
      <text:p text:style-name="P1"/>
      <text:p text:style-name="P1">* <text:span text:style-name="T2">Run Go application:</text:span></text:p>
      <text:p text:style-name="P1">- <text:span text:style-name="T2">go run &lt;file_name.go&gt;</text:span></text:p>
      <text:p text:style-name="P1">- <text:span text:style-name="T3">Create module (go mod init &lt;module_name&gt; </text:span><text:span text:style-name="T4">like: go mod init example.com/first-app</text:span><text:span text:style-name="T3">)</text:span></text:p>
      <text:p text:style-name="P1">- <text:span text:style-name="T3">Create build (go build) &amp; it will create executable file. If </text:span><text:span text:style-name="T4">running on window then it create .exe file</text:span></text:p>
      <text:p text:style-name="P1">- “<text:span text:style-name="T4">package main” tells which file need to look first &amp; “func main()” from where to start.</text:span></text:p>
      <text:p text:style-name="P1"/>
      <text:p text:style-name="P1">* <text:span text:style-name="T5">Go variable &amp; data type:</text:span></text:p>
      <text:p text:style-name="P1">- <text:span text:style-name="T5">Define variable <text:s/>- var rate = 5.5, var year float64 = 5, amount := 1000.0 (all representing float number)</text:span></text:p>
      <text:p text:style-name="P1"/>
      <text:p text:style-name="P1">* <text:span text:style-name="T7">Packages:</text:span></text:p>
      <text:p text:style-name="P1">- <text:span text:style-name="T7">Create custom package just creating package name folder &amp; define custom function. Each exportable function/variable should start with upper case then only it can be imported into other packages (like in main package)</text:span></text:p>
      <text:p text:style-name="P1">- <text:span text:style-name="T7">For importing custom or contributed packages, we call it with module name (that can be found in go.mod file in your project)</text:span></text:p>
      <text:p text:style-name="P1">- <text:span text:style-name="T8">Contributed package can be seach on pkg.go.dev (eg. </text:span><text:a xlink:type="simple" xlink:href="https://pkg.go.dev/github.com/Pallinder/go-randomdata" text:style-name="Internet_20_link" text:visited-style-name="Visited_20_Internet_20_Link"><text:span text:style-name="T8">https://pkg.go.dev/github.com/Pallinder/go-randomdata</text:span></text:a><text:span text:style-name="T8">)</text:span></text:p>
      <text:p text:style-name="P1">- <text:span text:style-name="T8">Install contributed package using `go get package_url` (ie. github.com/Pallinder/go-randomdata), it will add entry into go.mod file so when we deploy it production just need to run “go get” command</text:span></text:p>
      <text:p text:style-name="P2"/>
      <text:p text:style-name="P2">* <text:span text:style-name="T9">Pointer</text:span></text:p>
      <text:p text:style-name="P3">Using “&amp;” reference any variable’s value while using “*” sign we can dereference. Example:</text:p>
      <text:p text:style-name="P3">age := 32 <text:s/>ageRef = &amp;age <text:s/>if we print ageRef it will print address while if we print *ageRef then it wil print it’s value ie. 32. Pointer’s default value is “nil” same like int is 0, float = 0.0, string “”</text:p>
      <text:p text:style-name="P1"/>
      <text:p text:style-name="P1">* <text:span text:style-name="T10">Struct</text:span></text:p>
      <text:p text:style-name="P4">Group multiple values into single variable like array. It can combin all datatype, nested/custom struct and any funciton. It define using struct data type. eg. “type <text:s/>user struct{...all variable structure---}” here user is a struct. Now “user” can be use like other datatype ie. <text:line-break/>var appUser user = user{---all values---}</text:p>
      <text:p text:style-name="P5">For attaching method to any struct type, we can attach it like:</text:p>
      <text:p text:style-name="P5">func (u user) outPutStruct() { // here u user is receiver of struct method</text:p>
      <text:p text:style-name="P5"><text:s text:c="2"/>fmt.Print(u.firstname, u.lastname...)</text:p>
      <text:p text:style-name="P5">}</text:p>
      <text:p text:style-name="P5">We can call this struct method same like other variables ie. appUser. OutPutStruct()</text:p>
      <text:p text:style-name="P5"/>
      <text:p text:style-name="P5">* <text:span text:style-name="T12">Constructor/Creation function</text:span></text:p>
      <text:p text:style-name="P6"><text:span text:style-name="T11">- </text:span><text:span text:style-name="T12">It like other normal function but it is recommanded that function name should start with new. It used for returning struct </text:span><text:span text:style-name="T13">&amp; validation</text:span><text:span text:style-name="T12">. Check price_calculator app</text:span></text:p>
      <text:p text:style-name="P6">- <text:span text:style-name="T14">We can create custom type on top of default datatype. Using “type” keyword. eg. type str string. The use for custom type we can use it receiver in any custom method</text:span></text:p>
      <text:p text:style-name="P6"><text:soft-page-break/>* <text:span text:style-name="T15">Interface:</text:span></text:p>
      <text:p text:style-name="P6">- <text:span text:style-name="T16">Interface are like contract which force to implementer to implement it function. It have only function declaration &amp; return type. If there is only single method inside interface then we should name to that interface with functionname+er ie. if it has save() method then interface name should be saver. It define using type keyword eg. “type saver interface { save() error }”</text:span></text:p>
      <text:p text:style-name="P6">- <text:span text:style-name="T16">We should use interface when different data type like struct have similar method then using same interface we can handle all datatype if it fullfill interface contract.</text:span></text:p>
      <text:p text:style-name="P7">Check note project.</text:p>
      <text:p text:style-name="P7"/>
      <text:p text:style-name="P7">* <text:span text:style-name="T17">Any type:</text:span></text:p>
      <text:p text:style-name="P8">It can be defined as interface{} or any keyword. eg. </text:p>
      <text:p text:style-name="P8">func addVal(a, b interface{}) interface{} {...........}</text:p>
      <text:p text:style-name="P8">Any type can be transform by passing datatype with .(). eg value, isInt = a.(int)</text:p>
      <text:p text:style-name="P9"/>
      <text:p text:style-name="P9">* <text:span text:style-name="T18">Generic type: We can define prameter type or return type as “any” or multiple allowed datatypes after function name before parameters within square bracket. ie.</text:span></text:p>
      <text:p text:style-name="P9"/>
      <text:p text:style-name="P10">Function add[T int|float64|string] (a, b T) T{</text:p>
      <text:p text:style-name="P10">return a+b</text:p>
      <text:p text:style-name="P10">}</text:p>
      <text:p text:style-name="P10"/>
      <text:p text:style-name="P12"><text:span text:style-name="T18">* </text:span><text:span text:style-name="T19">Array <text:s/>- </text:span><text:span text:style-name="T20">var productPrice [3]float64{3.9, 6.5, 8.2, 9.5} – Output - [3.9, 6.5, 8.2, 9.5]</text:span></text:p>
      <text:p text:style-name="P11">* <text:span text:style-name="T19">Array Slice – </text:span><text:span text:style-name="T20">var highestPrice := productPrice[1:3] – Output - [6.5, 8.2]</text:span></text:p>
      <text:p text:style-name="P11">- <text:span text:style-name="T21">array have to define with fix length &amp; capacity while in slice no need to define length.</text:span></text:p>
      <text:p text:style-name="P13">eg. slice_example := []string{1,2,3}</text:p>
      <text:p text:style-name="P11">* <text:span text:style-name="T21">Map – In map we can define our custom key, while array/slice have it’s index</text:span></text:p>
      <text:p text:style-name="P11">- <text:span text:style-name="T22">append function add new value into slice. We can merge multiple slices into one using `...` at end of 2</text:span><text:span text:style-name="T23">nd</text:span><text:span text:style-name="T22"> slice.</text:span></text:p>
      <text:p text:style-name="P11">- <text:span text:style-name="T22">`make()` function use to preallocate memory for array/slice/map. For array need to define lenght &amp; capacity both while others 2 only length is enough.</text:span></text:p>
      <text:p text:style-name="P11">- <text:span text:style-name="T24">`for` loop on array/slice/map syntax:</text:span></text:p>
      <text:p text:style-name="P11"><text:s/><text:span text:style-name="T24">for index, value := range userArray {} </text:span><text:span text:style-name="T25">OR for range userArray {} (if no key, value required)</text:span></text:p>
      <text:p text:style-name="P11"/>
      <text:p text:style-name="P11">* <text:span text:style-name="T26">Function</text:span></text:p>
      <text:p text:style-name="P11">- <text:span text:style-name="T26">function can be pass or return other function as parameter. It’s datatype will be “func(input_datatype) retrun_datatype”</text:span></text:p>
      <text:p text:style-name="P11">- <text:span text:style-name="T27">A</text:span>nonymous<text:span text:style-name="T27"> function – without function name just define it as parament inside other function</text:span></text:p>
      <text:p text:style-name="P12"><text:span text:style-name="T18">- Closures</text:span><text:span text:style-name="T27"> function – This type of function have scope of it’s parent parameter into anonymous function.</text:span></text:p>
      <text:p text:style-name="P12">- <text:span text:style-name="T28">Variadic function – This function can accept any number of parameter without defining array/slice /map using “...” after parameter name &amp; it’s type. Eg</text:span></text:p>
      <text:p text:style-name="P17">function sumup(number<text:span text:style-name="T29">s </text:span>...int) return int {***---**} </text:p>
      <text:p text:style-name="P17">For calling we just need to pass list of numbers like: sumup(2,4,6,,8) and answer will be 20.</text:p>
      <text:p text:style-name="P11"/>
      <text:p text:style-name="P1"/>
      <text:p text:style-name="P1">** <text:span text:style-name="T6">WK requirement</text:span></text:p>
      <text:p text:style-name="P1">- <text:span text:style-name="T6">Install GIN frameworkd</text:span></text:p>
      <text:p text:style-name="P1">- <text:span text:style-name="T6">Learn ORM</text:span></text:p>
      <text:p text:style-name="P1">- <text:span text:style-name="T6">Unit test case</text:span></text:p>
      <text:p text:style-name="P1">- <text:span text:style-name="T6">Interface &amp; dependence injection</text:span></text:p>
      <text:p text:style-name="P1">- <text:span text:style-name="T6">Build it using Docker</text:span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2:14:24.083602611</meta:creation-date>
    <dc:date>2024-10-05T22:29:46.844642162</dc:date>
    <meta:editing-duration>PT5H6M4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65" meta:word-count="852" meta:character-count="5121" meta:non-whitespace-character-count="4319"/>
  </office:meta>
</office:document-meta>
</file>